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fo:language="en" fo:country="GB" fo:font-weight="bold" style:font-weight-asian="bold" style:font-weight-complex="bold"/>
    </style:style>
    <style:style style:name="P5" style:family="paragraph" style:parent-style-name="Text_20_body">
      <style:text-properties fo:language="en" fo:country="GB" fo:font-weight="bold" officeooo:paragraph-rsid="003df173" style:font-weight-asian="bold" style:font-weight-complex="bold"/>
    </style:style>
    <style:style style:name="P6" style:family="paragraph" style:parent-style-name="Heading_20_1">
      <style:text-properties fo:language="en" fo:country="GB" officeooo:paragraph-rsid="003bd165"/>
    </style:style>
    <style:style style:name="P7" style:family="paragraph" style:parent-style-name="Heading_20_3">
      <style:text-properties fo:language="en" fo:country="GB" officeooo:rsid="003bd165" officeooo:paragraph-rsid="003bd165"/>
    </style:style>
    <style:style style:name="P8" style:family="paragraph" style:parent-style-name="Heading_20_3">
      <style:text-properties fo:language="en" fo:country="GB" fo:font-weight="bold" style:font-weight-asian="bold" style:font-weight-complex="bold"/>
    </style:style>
    <style:style style:name="P9" style:family="paragraph" style:parent-style-name="Heading_20_3">
      <style:text-properties fo:language="en" fo:country="GB" fo:font-weight="bold" officeooo:rsid="00496e65" officeooo:paragraph-rsid="004cd49b" style:font-weight-asian="bold" style:font-weight-complex="bold"/>
    </style:style>
    <style:style style:name="P10" style:family="paragraph" style:parent-style-name="Heading_20_3">
      <style:text-properties fo:language="en" fo:country="GB" fo:font-weight="normal" officeooo:rsid="004a440c" officeooo:paragraph-rsid="004ae53e" style:font-weight-asian="normal" style:font-weight-complex="normal"/>
    </style:style>
    <style:style style:name="P11" style:family="paragraph" style:parent-style-name="Heading_20_3">
      <style:text-properties style:font-name="Liberation Sans" fo:font-size="14.1000003814697pt" fo:language="en" fo:country="GB" fo:font-weight="bold" officeooo:rsid="004a440c" officeooo:paragraph-rsid="004a440c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2" style:family="paragraph" style:parent-style-name="Text_20_body" style:list-style-name="L1">
      <style:text-properties fo:language="en" fo:country="GB" fo:font-weight="normal" officeooo:rsid="00496e65" officeooo:paragraph-rsid="00496e65" style:font-weight-asian="normal" style:font-weight-complex="normal"/>
    </style:style>
    <style:style style:name="P13" style:family="paragraph" style:parent-style-name="Text_20_body" style:list-style-name="L2">
      <style:text-properties fo:language="en" fo:country="GB" fo:font-weight="normal" officeooo:rsid="00496e65" officeooo:paragraph-rsid="00496e65" style:font-weight-asian="normal" style:font-weight-complex="normal"/>
    </style:style>
    <style:style style:name="P14" style:family="paragraph" style:parent-style-name="Text_20_body" style:list-style-name="L3">
      <style:text-properties fo:language="en" fo:country="GB" fo:font-weight="normal" officeooo:rsid="004a440c" officeooo:paragraph-rsid="004a440c" style:font-weight-asian="normal" style:font-weight-complex="normal"/>
    </style:style>
    <style:style style:name="P15" style:family="paragraph" style:parent-style-name="Text_20_body" style:list-style-name="L4">
      <style:text-properties fo:language="en" fo:country="GB" fo:font-weight="normal" officeooo:rsid="004a440c" officeooo:paragraph-rsid="004a440c" style:font-weight-asian="normal" style:font-weight-complex="normal"/>
    </style:style>
    <style:style style:name="P16" style:family="paragraph" style:parent-style-name="Text_20_body" style:list-style-name="L5">
      <style:text-properties fo:language="en" fo:country="GB" fo:font-weight="normal" officeooo:rsid="004a440c" officeooo:paragraph-rsid="004a440c" style:font-weight-asian="normal" style:font-weight-complex="normal"/>
    </style:style>
    <style:style style:name="P17" style:family="paragraph" style:parent-style-name="Text_20_body" style:list-style-name="L6">
      <style:text-properties fo:language="en" fo:country="GB" fo:font-weight="normal" officeooo:rsid="004ae53e" officeooo:paragraph-rsid="004ae53e" style:font-weight-asian="normal" style:font-weight-complex="normal"/>
    </style:style>
    <style:style style:name="P18" style:family="paragraph" style:parent-style-name="Text_20_body" style:list-style-name="L2">
      <style:text-properties fo:language="en" fo:country="GB" officeooo:paragraph-rsid="00496e65"/>
    </style:style>
    <style:style style:name="P19" style:family="paragraph" style:parent-style-name="Text_20_body" style:list-style-name="L2">
      <style:text-properties fo:language="en" fo:country="GB" officeooo:rsid="00496e65" officeooo:paragraph-rsid="00496e65"/>
    </style:style>
    <style:style style:name="P20" style:family="paragraph" style:parent-style-name="Text_20_body" style:list-style-name="L7">
      <style:text-properties fo:font-weight="normal" officeooo:rsid="004cd49b" officeooo:paragraph-rsid="004cd49b" style:font-weight-asian="normal" style:font-weight-complex="normal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d165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a440c" style:font-weight-asian="normal" style:font-weight-complex="normal"/>
    </style:style>
    <style:style style:name="T8" style:family="text">
      <style:text-properties fo:font-weight="normal" officeooo:rsid="00496e65" style:font-weight-asian="normal" style:font-weight-complex="normal"/>
    </style:style>
    <style:style style:name="T9" style:family="text">
      <style:text-properties officeooo:rsid="003df173"/>
    </style:style>
    <style:style style:name="T10" style:family="text">
      <style:text-properties officeooo:rsid="00485452"/>
    </style:style>
    <style:style style:name="T11" style:family="text">
      <style:text-properties style:font-name="Liberation Sans" fo:font-size="18.2000007629395pt" fo:font-weight="bold" officeooo:rsid="0048545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2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4ae53e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4" style:family="text">
      <style:text-properties officeooo:rsid="004a440c"/>
    </style:style>
    <style:style style:name="T15" style:family="text">
      <style:text-properties officeooo:rsid="004c5645"/>
    </style:style>
    <style:style style:name="T16" style:family="text">
      <style:text-properties officeooo:rsid="004cd4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lasswork <text:span text:style-name="T11">29</text:span>.10.2020</text:h>
      <text:h text:style-name="P7" text:outline-level="3">Exercise 1B: <text:span text:style-name="T10">GRAMMAR BANK</text:span></text:h>
      <text:p text:style-name="P4">Exercise A</text:p>
      <text:list xml:id="list4023243738" text:style-name="L1">
        <text:list-item>
          <text:p text:style-name="P12">were watching</text:p>
        </text:list-item>
        <text:list-item>
          <text:p text:style-name="P12">had already left</text:p>
        </text:list-item>
        <text:list-item>
          <text:p text:style-name="P12">had studied</text:p>
        </text:list-item>
        <text:list-item>
          <text:p text:style-name="P12">was cycling</text:p>
        </text:list-item>
        <text:list-item>
          <text:p text:style-name="P12">had only had</text:p>
        </text:list-item>
      </text:list>
      <text:p text:style-name="P5">Exercise <text:span text:style-name="T9">B</text:span></text:p>
      <text:list xml:id="list3255148140" text:style-name="L2">
        <text:list-item>
          <text:p text:style-name="P13">did the accident happen; was driving; hit</text:p>
        </text:list-item>
        <text:list-item>
          <text:p text:style-name="P18"><text:span text:style-name="T7">had</text:span><text:span text:style-name="T8"> already </text:span><text:span text:style-name="T7">started </text:span><text:span text:style-name="T8">cooking; started calling me</text:span></text:p>
        </text:list-item>
        <text:list-item>
          <text:p text:style-name="P19"><text:span text:style-name="T6">had </text:span><text:span text:style-name="T7">had</text:span><text:span text:style-name="T6">; went</text:span></text:p>
        </text:list-item>
        <text:list-item>
          <text:p text:style-name="P18"><text:span text:style-name="T8">had already finished; </text:span><text:span text:style-name="T7">had gone</text:span></text:p>
        </text:list-item>
        <text:list-item>
          <text:p text:style-name="P13">had lost; was talking</text:p>
        </text:list-item>
      </text:list>
      <text:h text:style-name="P9" text:outline-level="3">Exercise <text:span text:style-name="T16">3B</text:span></text:h>
      <text:list xml:id="list430553067" text:style-name="L7">
        <text:list-item>
          <text:p text:style-name="P20"><text:span text:style-name="T4">B</text:span></text:p>
        </text:list-item>
        <text:list-item>
          <text:p text:style-name="P20"><text:span text:style-name="T4">C</text:span></text:p>
        </text:list-item>
        <text:list-item>
          <text:p text:style-name="P20"><text:span text:style-name="T4">B</text:span></text:p>
        </text:list-item>
        <text:list-item>
          <text:p text:style-name="P20"><text:span text:style-name="T4">A</text:span></text:p>
        </text:list-item>
        <text:list-item>
          <text:p text:style-name="P20"><text:span text:style-name="T4">A</text:span></text:p>
        </text:list-item>
        <text:list-item>
          <text:p text:style-name="P20"><text:span text:style-name="T4">B</text:span></text:p>
        </text:list-item>
        <text:list-item>
          <text:p text:style-name="P20"><text:span text:style-name="T4">A</text:span></text:p>
        </text:list-item>
      </text:list>
      <text:h text:style-name="P8" text:outline-level="3">Exercise <text:span text:style-name="T15">4</text:span><text:span text:style-name="T14">A: QUIZ</text:span></text:h>
      <text:list xml:id="list1036744568" text:style-name="L3">
        <text:list-item>
          <text:p text:style-name="P14">90 minutes</text:p>
        </text:list-item>
        <text:list-item>
          <text:p text:style-name="P14">2</text:p>
        </text:list-item>
        <text:list-item>
          <text:p text:style-name="P14">6</text:p>
        </text:list-item>
        <text:list-item>
          <text:p text:style-name="P14">2 years</text:p>
        </text:list-item>
        <text:list-item>
          <text:p text:style-name="P14"><text:soft-page-break/>42 km</text:p>
        </text:list-item>
        <text:list-item>
          <text:p text:style-name="P14">18</text:p>
        </text:list-item>
        <text:list-item>
          <text:p text:style-name="P14">400 m</text:p>
        </text:list-item>
      </text:list>
      <text:h text:style-name="Heading_20_2" text:outline-level="2">Exercise <text:span text:style-name="T15">4</text:span><text:span text:style-name="T14">A</text:span></text:h>
      <text:h text:style-name="P11" text:outline-level="3">Exercise 1B: VOCABULARY BANK</text:h>
      <text:list xml:id="list123997834" text:style-name="L4">
        <text:list-item>
          <text:p text:style-name="P15">court</text:p>
        </text:list-item>
        <text:list-item>
          <text:p text:style-name="P15">pitch</text:p>
        </text:list-item>
        <text:list-item>
          <text:p text:style-name="P15">pool</text:p>
        </text:list-item>
        <text:list-item>
          <text:p text:style-name="P15">track</text:p>
        </text:list-item>
        <text:list-item>
          <text:p text:style-name="P15">circuit</text:p>
        </text:list-item>
        <text:list-item>
          <text:p text:style-name="P15">course</text:p>
        </text:list-item>
        <text:list-item>
          <text:p text:style-name="P15">slope</text:p>
        </text:list-item>
      </text:list>
      <text:h text:style-name="P11" text:outline-level="3">Exercise 2B: VOCABULARY BANK</text:h>
      <text:list xml:id="list1314534286" text:style-name="L5">
        <text:list-item>
          <text:p text:style-name="P16">Beat</text:p>
        </text:list-item>
        <text:list-item>
          <text:p text:style-name="P16">lost</text:p>
        </text:list-item>
        <text:list-item>
          <text:p text:style-name="P16">drawed</text:p>
        </text:list-item>
        <text:list-item>
          <text:p text:style-name="P16">won</text:p>
        </text:list-item>
      </text:list>
      <text:h text:style-name="P10" text:outline-level="3"><text:span text:style-name="T12">Exercise 2</text:span><text:span text:style-name="T13">C</text:span><text:span text:style-name="T12">: VOCABULARY BANK</text:span></text:h>
      <text:list xml:id="list2583643044" text:style-name="L6">
        <text:list-item>
          <text:p text:style-name="P17">warm up</text:p>
        </text:list-item>
        <text:list-item>
          <text:p text:style-name="P17">train</text:p>
        </text:list-item>
        <text:list-item>
          <text:p text:style-name="P17">get injured</text:p>
        </text:list-item>
        <text:list-item>
          <text:p text:style-name="P17">get fit</text:p>
        </text:list-item>
        <text:list-item>
          <text:p text:style-name="P17">score</text:p>
        </text:list-item>
        <text:list-item>
          <text:p text:style-name="P17">go</text:p>
        </text:list-item>
        <text:list-item>
          <text:p text:style-name="P17">play</text:p>
        </text:list-item>
        <text:list-item>
          <text:p text:style-name="P17">do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d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остранный язык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9T11:34:04.934342969</dc:date>
    <meta:editing-duration>PT2H50M35S</meta:editing-duration>
    <meta:editing-cycles>35</meta:editing-cycles>
    <meta:generator>LibreOffice/7.0.1.2$Linux_X86_64 LibreOffice_project/7cbcfc562f6eb6708b5ff7d7397325de9e764452</meta:generator>
    <meta:document-statistic meta:table-count="0" meta:image-count="0" meta:object-count="0" meta:page-count="2" meta:paragraph-count="57" meta:word-count="164" meta:character-count="714" meta:non-whitespace-character-count="650"/>
  </office:meta>
</office:document-meta>
</file>